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>
      <style:paragraph-properties fo:break-before="pag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cha:<text:tab/><text:tab/>14 Noviembre 2012</text:p>
      <text:p text:style-name="Standard">Asistentes:<text:tab/>Todos</text:p>
      <text:p text:style-name="Standard">Puntos tratados:</text:p>
      <text:list xml:id="list43471881" text:style-name="L3">
        <text:list-item>
          <text:list>
            <text:list-item>
              <text:p text:style-name="P3">Decisión de la aplicación a implementar, después de descartar varias opciones, haremos un gestor de libros.</text:p>
            </text:list-item>
            <text:list-item>
              <text:p text:style-name="P3">Funcionalidades a añadir (Brainstorm)</text:p>
            </text:list-item>
            <text:list-item>
              <text:p text:style-name="P3">Pinceladas e ideas muy generales, nada en concreto.</text:p>
            </text:list-item>
          </text:list>
        </text:list-item>
      </text:list>
      <text:p text:style-name="Standard">Siguiente reunión:</text:p>
      <text:list xml:id="list43495817" text:style-name="L4">
        <text:list-item>
          <text:list>
            <text:list-item>
              <text:p text:style-name="P4">Esperamos tener claras las funcionalidades</text:p>
            </text:list-item>
            <text:list-item>
              <text:p text:style-name="P4">Poder plantear diferentes ideas de interfaces</text:p>
            </text:list-item>
          </text:list>
        </text:list-item>
      </text:list>
      <text:p text:style-name="P9">Fecha: 16 Noviembre 2012</text:p>
      <text:p text:style-name="Standard">Asistentes:<text:tab/>Todos</text:p>
      <text:p text:style-name="Standard">Puntos tratados:</text:p>
      <text:list xml:id="list43483273" text:style-name="L5">
        <text:list-item>
          <text:list>
            <text:list-item>
              <text:p text:style-name="P5">Se gestionará el proyecto mediante la herramienta Git</text:p>
            </text:list-item>
            <text:list-item>
              <text:p text:style-name="P5">Cada uno intentará realizar un prototipo de interfaz.</text:p>
            </text:list-item>
            <text:list-item>
              <text:p text:style-name="P5">Diferentes posibilidades para obtener datos sobre los libros (api)</text:p>
            </text:list-item>
            <text:list-item>
              <text:p text:style-name="P5">Investigación rápida de herramientas similares a nuestro proyecto, viendo sus puntos fuertes y cosas mejorables a nivel muy subjetivo</text:p>
            </text:list-item>
          </text:list>
        </text:list-item>
      </text:list>
      <text:p text:style-name="Standard">Siguiente reunión:</text:p>
      <text:list xml:id="list43504427" text:style-name="L6">
        <text:list-item>
          <text:list>
            <text:list-item>
              <text:p text:style-name="P6">Analizar los prototipos de interfaz para discutir sus ventajas e inconvenientes, y decantarse por uno</text:p>
            </text:list-item>
          </text:list>
        </text:list-item>
      </text:list>
      <text:p text:style-name="P9">Fecha: 21 Noviembre 2012</text:p>
      <text:p text:style-name="Standard">Asistentes:<text:tab/>Todos</text:p>
      <text:p text:style-name="Standard">Puntos tratados:</text:p>
      <text:list xml:id="list43613045" text:continue-list="list43483273" text:style-name="L5">
        <text:list-item>
          <text:list>
            <text:list-item>
              <text:p text:style-name="P5">Problemas con las herramienta Git</text:p>
              <text:list>
                <text:list-item>
                  <text:p text:style-name="P5">Cada uno utiliza un sistema operativo, dificultad de configuración de la herramienta</text:p>
                </text:list-item>
                <text:list-item>
                  <text:p text:style-name="P5">Básicamente, búsqueda de información hasta conseguir sincronizarnos en un mismo proyecto</text:p>
                </text:list-item>
              </text:list>
            </text:list-item>
          </text:list>
        </text:list-item>
      </text:list>
      <text:list xml:id="list43547107" text:style-name="L8">
        <text:list-item>
          <text:list>
            <text:list-item>
              <text:p text:style-name="P8">El desarrollo de la aplicación en sí pasa a un segundo plano debido a problemas con la herramienta de desarrollo</text:p>
            </text:list-item>
            <text:list-item>
              <text:p text:style-name="P8">Después de analizar varias interfaces diferentes, dado que la parte principal de ésta está clara, esperaremos a ver las posibilidades que nos ofrece la api antes de decidir sobre el resto de la interfaz</text:p>
            </text:list-item>
            <text:list-item>
              <text:p text:style-name="P8">Sobre la interfaz solo hemos tratado la estructura y organización de las funcionalidades no sobre el diseño de la misma</text:p>
            </text:list-item>
          </text:list>
        </text:list-item>
      </text:list>
      <text:p text:style-name="Standard">Siguiente reunión:</text:p>
      <text:list xml:id="list43515432" text:style-name="L7">
        <text:list-item>
          <text:list>
            <text:list-item>
              <text:p text:style-name="P7">Esperar que todos los miembros del equipo hayan podido editar el proyecto sin problemas mediante la herramienta mencionada</text:p>
            </text:list-item>
            <text:list-item>
              <text:p text:style-name="P7">Tener clara la estructura básica de la aplicación</text:p>
            </text:list-item>
          </text:list>
        </text:list-item>
      </text:list>
      <text:p text:style-name="P9">Fecha:<text:tab/><text:tab/>28 Noviembre 2012</text:p>
      <text:p text:style-name="Standard">Asistentes:<text:tab/>Nico, Mario, Eliú, Juan</text:p>
      <text:p text:style-name="Standard">Puntos tratados:</text:p>
      <text:list xml:id="list43403390" text:style-name="L1">
        <text:list-item>
          <text:list>
            <text:list-item>
              <text:p text:style-name="P1">Se descarta utilizar la api de goodreads, usaremos la de google books.</text:p>
            </text:list-item>
            <text:list-item>
              <text:p text:style-name="P1">Nico añadirá opciones para añadir amigos y listas de usuarios al servidor</text:p>
            </text:list-item>
            <text:list-item>
              <text:p text:style-name="P1">Mario investigará sobre la api a utilizar, creando los métodos básicos necesarios para tratar con ésta.</text:p>
            </text:list-item>
            <text:list-item>
              <text:p text:style-name="P1">Juan realizará la implementación de las estructuras de datos para gestionar libros y listas de éstos.</text:p>
            </text:list-item>
            <text:list-item>
              <text:p text:style-name="P1">Eliú añadirá diversas activities necesarias, junto con el sistema de navegación entre ellas, tanto tabuladores como “arrastres” de pantalla.</text:p>
            </text:list-item>
          </text:list>
        </text:list-item>
      </text:list>
      <text:p text:style-name="Standard">Siguiente reunión:</text:p>
      <text:list xml:id="list43429213" text:style-name="L2">
        <text:list-item>
          <text:list>
            <text:list-item>
              <text:p text:style-name="P2">A poder ser, la semana siguiente, la próxima a más tardar.</text:p>
            </text:list-item>
            <text:list-item>
              <text:p text:style-name="P2">Esperamos tener terminado lo anterior, y concretar un poco más sobre la interfaz de la aplicación, principalmente el número de activities y la funcionalidad de cada una.</text:p>
            </text:list-item>
          </text:list>
        </text:list-item>
      </text:list>
      <text:p text:style-name="P9">Fecha:</text:p>
      <text:p text:style-name="Standard">Asistentes:</text:p>
      <text:p text:style-name="Standard">Puntos tratados:</text:p>
      <text:p text:style-name="Standard">Siguiente reunión:</text:p>
      <text:p text:style-name="P9">Fecha:</text:p>
      <text:p text:style-name="Standard">Asistentes:</text:p>
      <text:p text:style-name="Standard">Puntos tratados:</text:p>
      <text:p text:style-name="Standard">Siguiente reunión:</text:p>
      <text:p text:style-name="P9">Fecha:</text:p>
      <text:p text:style-name="Standard">Asistentes:</text:p>
      <text:p text:style-name="Standard">Puntos tratados:</text:p>
      <text:p text:style-name="Standard">Siguiente reunión:</text:p>
      <text:p text:style-name="P9">Fecha:</text:p>
      <text:p text:style-name="Standard">Asistentes:</text:p>
      <text:p text:style-name="Standard">Puntos tratados:</text:p>
      <text:p text:style-name="Standard">Siguiente reunión:</text:p>
      <text:p text:style-name="P9">Fecha:</text:p>
      <text:p text:style-name="Standard">Asistentes:</text:p>
      <text:p text:style-name="Standard">Puntos tratados:</text:p>
      <text:p text:style-name="Standard">Siguiente reunión:</text:p>
      <text:p text:style-name="P9">Fecha:</text:p>
      <text:p text:style-name="Standard">Asistentes:</text:p>
      <text:p text:style-name="Standard">Puntos tratados:</text:p>
      <text:p text:style-name="Standard">Siguiente reunión:</text:p>
      <text:p text:style-name="P9">Fecha:</text:p>
      <text:p text:style-name="Standard">Asistentes:</text:p>
      <text:p text:style-name="Standard">Puntos tratados:</text:p>
      <text:p text:style-name="Standard">Siguiente reunió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uñoz Castro</meta:initial-creator>
    <meta:creation-date>2012-11-28T23:19:05.21</meta:creation-date>
    <meta:document-statistic meta:table-count="0" meta:image-count="0" meta:object-count="0" meta:page-count="11" meta:paragraph-count="69" meta:word-count="450" meta:character-count="2913"/>
    <dc:date>2012-11-28T23:46:10.60</dc:date>
    <dc:creator>Juan Muñoz Castro</dc:creator>
    <meta:editing-duration>PT00H11M14S</meta:editing-duration>
    <meta:editing-cycles>1</meta:editing-cycles>
    <meta:generator>OpenOffice.org/3.2$Win32 OpenOffice.org_project/320m18$Build-9502</meta:generator>
  </office:meta>
</office:document-meta>
</file>